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1">
      <style:paragraph-properties fo:margin-top="0in" fo:margin-bottom="0in"/>
      <style:text-properties style:font-name="Calibri"/>
    </style:style>
    <style:style style:name="P3" style:family="paragraph" style:list-style-name="L1"/>
    <style:style style:name="P4" style:family="paragraph" style:parent-style-name="Standard">
      <style:text-properties style:font-name="Calibri"/>
    </style:style>
    <style:style style:name="T1" style:family="text">
      <style:text-properties style:font-name="Calibri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uild-a-pinterest-clone3">
        <text:list xml:id="list1028938640316825621" text:style-name="L1">
          <text:list-item>
            <text:p text:style-name="P1"><text:span text:style-name="Strong_20_Emphasis"><text:span text:style-name="T1">User Story:</text:span></text:span><text:span text:style-name="T1"> As an unauthenticated user, I can login with Twitter.</text:span></text:p>
            <text:p text:style-name="P1"><text:span text:style-name="T1"><text:line-break/><text:line-break/><text:line-break/><text:line-break/><text:line-break/></text:span></text:p>
          </text:list-item>
        </text:list>
      </text:section>
      <text:section text:style-name="Sect1" text:name="build-a-pinterest-clone4">
        <text:list xml:id="list20628810" text:continue-numbering="true" text:style-name="L1">
          <text:list-item>
            <text:p text:style-name="P1"><text:span text:style-name="Strong_20_Emphasis"><text:span text:style-name="T1">User Story:</text:span></text:span><text:span text:style-name="T1"> As an authenticated user, I can link to images.<text:line-break/><text:line-break/><text:line-break/><text:line-break/><text:line-break/><text:line-break/></text:span></text:p>
          </text:list-item>
        </text:list>
      </text:section>
      <text:section text:style-name="Sect1" text:name="build-a-pinterest-clone5">
        <text:list xml:id="list20652160" text:continue-numbering="true" text:style-name="L1">
          <text:list-item>
            <text:p text:style-name="P1"><text:span text:style-name="Strong_20_Emphasis"><text:span text:style-name="T1">User Story:</text:span></text:span><text:span text:style-name="T1"> As an authenticated user, I can delete images that I've linked to.<text:line-break/><text:line-break/><text:line-break/><text:line-break/><text:line-break/><text:line-break/></text:span></text:p>
          </text:list-item>
        </text:list>
      </text:section>
      <text:section text:style-name="Sect1" text:name="build-a-pinterest-clone6">
        <text:list xml:id="list20632514" text:continue-numbering="true" text:style-name="L1">
          <text:list-item>
            <text:p text:style-name="P1"><text:span text:style-name="Strong_20_Emphasis"><text:span text:style-name="T1">User Story:</text:span></text:span><text:span text:style-name="T1"> As an authenticated user, I can see a Pinterest-style wall of all the images I've linked to.<text:line-break/><text:line-break/><text:line-break/><text:line-break/><text:line-break/></text:span></text:p>
          </text:list-item>
        </text:list>
      </text:section>
      <text:section text:style-name="Sect1" text:name="build-a-pinterest-clone7">
        <text:list xml:id="list20648002" text:continue-numbering="true" text:style-name="L1">
          <text:list-item>
            <text:p text:style-name="P1"><text:span text:style-name="Strong_20_Emphasis"><text:span text:style-name="T1">User Story:</text:span></text:span><text:span text:style-name="T1"> As an unauthenticated user, I can browse other users' walls of images.<text:line-break/><text:line-break/><text:line-break/><text:line-break/><text:line-break/></text:span></text:p>
          </text:list-item>
        </text:list>
      </text:section>
      <text:section text:style-name="Sect1" text:name="build-a-pinterest-clone8">
        <text:list xml:id="list20654377" text:continue-numbering="true" text:style-name="L1">
          <text:list-item>
            <text:p><text:span text:style-name="Strong_20_Emphasis"><text:span text:style-name="T1">User Story:</text:span></text:span><text:span text:style-name="T1"> As an authenticated user, if I upload an image that is broken, it will be replaced by a placeholder image. (can use jQuery broken image detection)<text:line-break/><text:line-break/><text:line-break/><text:line-break/><text:line-break/><text:line-break/></text:span></text:p>
          </text:list-item>
        </text:list>
      </text:section>
      <text:section text:style-name="Sect1" text:name="build-a-pinterest-clone9">
        <text:list xml:id="list20627371" text:continue-numbering="true" text:style-name="L1">
          <text:list-item>
            <text:p text:style-name="P1"><text:span text:style-name="Strong_20_Emphasis"><text:span text:style-name="T1">Hint:</text:span></text:span><text:span text:style-name="T1"> </text:span><text:a xlink:type="simple" xlink:href="http://masonry.desandro.com/" office:target-frame-name="_blank" xlink:show="new" text:style-name="Internet_20_link" text:visited-style-name="Visited_20_Internet_20_Link"><text:span text:style-name="T1">Masonry.js</text:span></text:a><text:span text:style-name="T1"> is a library that allows for Pinterest-style image grids.<text:line-break/></text:span></text:p>
          </text:list-item>
        </text:list>
      </text:section>
      <text:section text:style-name="Sect1" text:name="build-a-pinterest-clone10">
        <text:list xml:id="list20624178" text:continue-numbering="true" text:style-name="L1">
          <text:list-header>
            <text:p text:style-name="P2"/>
          </text:list-header>
        </text:list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99in" fo:margin-bottom="0.3299in" fo:margin-left="0.3299in" fo:margin-right="0.329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ing </meta:initial-creator>
    <meta:creation-date>2018-05-19T00:40:38.24</meta:creation-date>
    <meta:printed-by>xing </meta:printed-by>
    <meta:print-date>2018-05-19T00:43:58.29</meta:print-date>
    <meta:document-statistic meta:table-count="0" meta:image-count="0" meta:object-count="0" meta:page-count="1" meta:paragraph-count="8" meta:word-count="115" meta:character-count="668"/>
    <dc:date>2018-05-19T00:44:19.12</dc:date>
    <dc:creator>xing </dc:creator>
    <meta:editing-duration>PT54S</meta:editing-duration>
    <meta:editing-cycles>1</meta:editing-cycles>
    <meta:generator>OpenOffice/4.1.5$Win32 OpenOffice.org_project/415m1$Build-9789</meta:generator>
  </office:meta>
</office:document-meta>
</file>